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6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7" style:family="paragraph" style:parent-style-name="Table_20_Contents">
      <style:paragraph-properties style:snap-to-layout-grid="false"/>
      <style:text-properties officeooo:rsid="0015f5e6" officeooo:paragraph-rsid="0015f5e6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534f5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20838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5f5e6"/>
    </style:style>
    <style:style style:name="P12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db718"/>
    </style:style>
    <style:style style:name="P13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b5da7" officeooo:paragraph-rsid="001b5da7"/>
    </style:style>
    <style:style style:name="P14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0748"/>
    </style:style>
    <style:style style:name="T3" style:family="text">
      <style:text-properties style:text-underline-style="solid" style:text-underline-width="auto" style:text-underline-color="font-color" officeooo:rsid="001db718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b0748"/>
    </style:style>
    <style:style style:name="T6" style:family="text">
      <style:text-properties officeooo:rsid="0015f5e6"/>
    </style:style>
    <style:style style:name="T7" style:family="text">
      <style:text-properties officeooo:rsid="001b0748"/>
    </style:style>
    <style:style style:name="T8" style:family="text">
      <style:text-properties officeooo:rsid="001db718"/>
    </style:style>
    <style:style style:name="T9" style:family="text">
      <style:text-properties officeooo:rsid="001fb4f8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2"><text:file-name text:display="name">UC03.02.06 - Desligar Matrícul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1-04-10">
            <text:p text:style-name="P7">10/04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4" text:outline-level="3">Pré-condições</text:h>
      <text:list xml:id="list2078358030" text:style-name="WW8Num5">
        <text:list-item>
          <text:p text:style-name="P8">Usuário autenticado com permissão de uso;</text:p>
        </text:list-item>
        <text:list-item>
          <text:p text:style-name="P8">Usuário clicou na opção <text:span text:style-name="T8">Desligar</text:span> Matrícula no caso de uso base;</text:p>
        </text:list-item>
      </text:list>
      <text:h text:style-name="P14" text:outline-level="3">Atores</text:h>
      <text:p text:style-name="Text_20_body">Secretária Acadêmica (primário)</text:p>
      <text:p text:style-name="Text_20_body">Coordenador</text:p>
      <text:h text:style-name="P14" text:outline-level="3">Fluxo Principal</text:h>
      <text:list xml:id="list790599845" text:continue-list="list2078358030" text:style-name="WW8Num5">
        <text:list-item text:start-value="1">
          <text:p text:style-name="P9">Incluir “Selecionar Matrícula de Aluno”;</text:p>
        </text:list-item>
        <text:list-item>
          <text:p text:style-name="P8">Sistema exibe:</text:p>
          <text:list>
            <text:list-item>
              <text:p text:style-name="P8">No cabeçalho:</text:p>
              <text:list>
                <text:list-item>
                  <text:p text:style-name="P8">Matrícula do Aluno;</text:p>
                </text:list-item>
                <text:list-item>
                  <text:p text:style-name="P10">Nome do Aluno;</text:p>
                </text:list-item>
                <text:list-item>
                  <text:p text:style-name="P10">Data da Matrícula;</text:p>
                </text:list-item>
                <text:list-item>
                  <text:p text:style-name="P8">Curso (sigla e nome);</text:p>
                </text:list-item>
                <text:list-item>
                  <text:p text:style-name="P8">Situação Atual da Matrícula;</text:p>
                </text:list-item>
              </text:list>
            </text:list-item>
            <text:list-item>
              <text:p text:style-name="P8">Para cada histórico de situação da matrícula, sistema exibe:</text:p>
              <text:list>
                <text:list-item>
                  <text:p text:style-name="P8">Data do Histórico;</text:p>
                </text:list-item>
                <text:list-item>
                  <text:p text:style-name="P8">Situação Atual;</text:p>
                </text:list-item>
                <text:list-item>
                  <text:p text:style-name="P8">Texto de Observações;</text:p>
                </text:list-item>
              </text:list>
            </text:list-item>
            <text:list-item>
              <text:p text:style-name="P8">Campo de Observações <text:span text:style-name="T6">sobre </text:span><text:span text:style-name="T8">o Desligamento da</text:span> Matrícula;</text:p>
            </text:list-item>
            <text:list-item>
              <text:p text:style-name="P8">Opção <text:span text:style-name="T8">Desligar</text:span> Matrícula;</text:p>
            </text:list-item>
          </text:list>
        </text:list-item>
        <text:list-item>
          <text:p text:style-name="P11"><text:span text:style-name="T6">Sistema exibe </text:span><text:span text:style-name="T7">o alerta de que deve constar </text:span><text:span text:style-name="T8">da justificava o número de página e data no registro no livro ata do Conselho Acadêmico que deliberou sobre o desligamento da respectiva matrícula, alertando que essa operação não pode ser desfeita;</text:span></text:p>
        </text:list-item>
        <text:list-item>
          <text:p text:style-name="P8">Usuário <text:span text:style-name="T6">entra as observações e </text:span>clica em <text:span text:style-name="T8">Desligar </text:span>Matrícula;</text:p>
        </text:list-item>
        <text:list-item>
          <text:p text:style-name="P8">Sistema coloca a matrícula do aluno como <text:bookmark-start text:name="__DdeLink__298_684998045"/><text:span text:style-name="T8">D</text:span><text:bookmark-end text:name="__DdeLink__298_684998045"/><text:span text:style-name="T8">ESLIGADO</text:span>, retornando ao passo 3 do caso de uso base;</text:p>
        </text:list-item>
        <text:list-item>
          <text:p text:style-name="P8">Caso de uso é encerrado</text:p>
        </text:list-item>
      </text:list>
      <text:h text:style-name="P14" text:outline-level="3">Fluxo Alternativo 1</text:h>
      <text:list xml:id="list935533422" text:continue-list="list790599845" text:style-name="WW8Num5">
        <text:list-item text:start-value="1">
          <text:p text:style-name="P8">Usuário pode encerrar caso de uso a qualquer momento;</text:p>
        </text:list-item>
      </text:list>
      <text:p text:style-name="P4"/>
      <text:h text:style-name="P14" text:outline-level="3">Fluxo Alternativo 2</text:h>
      <text:list xml:id="list768497612" text:continue-list="list935533422" text:style-name="WW8Num5">
        <text:list-item text:start-value="1">
          <text:p text:style-name="P8">Caso o usuário não tenha preenchido nada no campo observação, sistema exibe mensagem de erro e reinicia o fluxo principal;</text:p>
        </text:list-item>
      </text:list>
      <text:p text:style-name="P4"/>
      <text:h text:style-name="P14" text:outline-level="3"><text:soft-page-break/>Pós-condições</text:h>
      <text:list xml:id="list1449567236" text:continue-list="list768497612" text:style-name="WW8Num5">
        <text:list-item text:start-value="1">
          <text:p text:style-name="P12">Sistema alterou a situação <text:span text:style-name="T7">da matrícula </text:span>do aluno para <text:bookmark-start text:name="__DdeLink__298_6849980451"/><text:span text:style-name="T8">D</text:span><text:bookmark-end text:name="__DdeLink__298_6849980451"/><text:span text:style-name="T8">ESLIGADO</text:span>;</text:p>
        </text:list-item>
        <text:list-item>
          <text:p text:style-name="P12">Sistema registrou no log de auditoria para o usuário logado <text:span text:style-name="T9">uma</text:span> mensagem <text:span text:style-name="T9">conforme o exemplo a seguir</text:span>: “Alterada a situação de matrícula do aluno <text:span text:style-name="T1">FULANO DE TAL</text:span>, matrícula <text:span text:style-name="T1">123456</text:span>, do curso <text:span text:style-name="T1">TASI (Análise de Sistemas Informatizados)</text:span><text:span text:style-name="T4">, </text:span><text:span text:style-name="T5">para </text:span><text:bookmark-start text:name="__DdeLink__298_6849980452"/><text:span text:style-name="T3">D</text:span><text:bookmark-end text:name="__DdeLink__298_6849980452"/><text:span text:style-name="T3">ESLIGADO</text:span><text:span text:style-name="T4">, com a observação </text:span><text:span text:style-name="T3">Conforme página 20 de 4/4/2011 do livro ata do conselho acadêmico</text:span><text:span text:style-name="T4">”;</text:span></text:p>
        </text:list-item>
      </text:list>
      <text:h text:style-name="P14" text:outline-level="3">Regras de Negócio</text:h>
      <text:p text:style-name="P13">N/A</text:p>
      <text:p text:style-name="P5"/>
      <text:p text:style-name="P5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4-10T11:22:46</dc:date>
    <meta:editing-cycles>28</meta:editing-cycles>
    <meta:editing-duration>PT12H47M42S</meta:editing-duration>
    <meta:generator>OpenOffice.org/3.2$Linux OpenOffice.org_project/320m19$Build-9505</meta:generator>
    <meta:document-statistic meta:table-count="1" meta:image-count="0" meta:object-count="0" meta:page-count="2" meta:paragraph-count="42" meta:word-count="297" meta:character-count="1801"/>
    <meta:user-defined meta:name="_DocHome" meta:value-type="float">1971586133</meta:user-defined>
  </office:meta>
</office:document-meta>
</file>